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4.59pt" svg:y="296.65pt">
            <loext:p draw:notify-on-update-of-ranges="'emerge rates'.A4:'emerge rates'.A22 'emerge rates'.A4:'emerge rates'.A22 'emerge rates'.E3:'emerge rates'.E3 'emerge rates'.E4:'emerge rates'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B6]" office:value-type="float" office:value="800" calcext:value-type="float">
            <text:p>800</text:p>
          </table:table-cell>
          <table:table-cell table:style-name="ce5" table:formula="of:=[.D6]/[.$A6]" office:value-type="float" office:value="266.666666666667" calcext:value-type="float">
            <text:p>2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1500" calcext:value-type="float">
            <text:p>1500</text:p>
          </table:table-cell>
          <table:table-cell table:style-name="ce5" table:formula="of:=[.D7]/[.$A7]" office:value-type="float" office:value="375" calcext:value-type="float">
            <text:p>37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]+[.$B8]" office:value-type="float" office:value="2200" calcext:value-type="float">
            <text:p>2200</text:p>
          </table:table-cell>
          <table:table-cell table:style-name="ce5" table:formula="of:=[.D8]/[.$A8]" office:value-type="float" office:value="440" calcext:value-type="float">
            <text:p>44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800" calcext:value-type="float">
            <text:p>2800</text:p>
          </table:table-cell>
          <table:table-cell table:style-name="ce5" table:formula="of:=[.D9]/[.$A9]" office:value-type="float" office:value="466.666666666667" calcext:value-type="float">
            <text:p>4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9]+[.$B10]" office:value-type="float" office:value="3400" calcext:value-type="float">
            <text:p>3400</text:p>
          </table:table-cell>
          <table:table-cell table:style-name="ce5" table:formula="of:=[.D10]/[.$A10]" office:value-type="float" office:value="485.714285714286" calcext:value-type="float">
            <text:p>485.7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10]+[.$B11]" office:value-type="float" office:value="4000" calcext:value-type="float">
            <text:p>4000</text:p>
          </table:table-cell>
          <table:table-cell table:style-name="ce5" table:formula="of:=[.D11]/[.$A11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4500" calcext:value-type="float">
            <text:p>4500</text:p>
          </table:table-cell>
          <table:table-cell table:style-name="ce5" table:formula="of:=[.D12]/[.$A12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2]+[.$B13]" office:value-type="float" office:value="5000" calcext:value-type="float">
            <text:p>5000</text:p>
          </table:table-cell>
          <table:table-cell table:style-name="ce6" table:formula="of:=[.D13]/[.$A13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5400" calcext:value-type="float">
            <text:p>5400</text:p>
          </table:table-cell>
          <table:table-cell table:style-name="ce5" table:formula="of:=[.D14]/[.$A14]" office:value-type="float" office:value="490.909090909091" calcext:value-type="float">
            <text:p>490.91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5800" calcext:value-type="float">
            <text:p>5800</text:p>
          </table:table-cell>
          <table:table-cell table:style-name="ce5" table:formula="of:=[.D15]/[.$A15]" office:value-type="float" office:value="483.333333333333" calcext:value-type="float">
            <text:p>48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6200" calcext:value-type="float">
            <text:p>6200</text:p>
          </table:table-cell>
          <table:table-cell table:style-name="ce5" table:formula="of:=[.D16]/[.$A16]" office:value-type="float" office:value="476.923076923077" calcext:value-type="float">
            <text:p>476.92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]+[.$B17]" office:value-type="float" office:value="6600" calcext:value-type="float">
            <text:p>6600</text:p>
          </table:table-cell>
          <table:table-cell table:style-name="ce5" table:formula="of:=[.D17]/[.$A17]" office:value-type="float" office:value="471.428571428571" calcext:value-type="float">
            <text:p>471.4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7]+[.$B18]" office:value-type="float" office:value="7000" calcext:value-type="float">
            <text:p>7000</text:p>
          </table:table-cell>
          <table:table-cell table:style-name="ce5" table:formula="of:=[.D18]/[.$A18]" office:value-type="float" office:value="466.666666666667" calcext:value-type="float">
            <text:p>46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7300" calcext:value-type="float">
            <text:p>7300</text:p>
          </table:table-cell>
          <table:table-cell table:style-name="ce5" table:formula="of:=[.D19]/[.$A19]" office:value-type="float" office:value="456.25" calcext:value-type="float">
            <text:p>456.25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7600" calcext:value-type="float">
            <text:p>7600</text:p>
          </table:table-cell>
          <table:table-cell table:style-name="ce5" table:formula="of:=[.D20]/[.$A20]" office:value-type="float" office:value="447.058823529412" calcext:value-type="float">
            <text:p>447.06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7900" calcext:value-type="float">
            <text:p>7900</text:p>
          </table:table-cell>
          <table:table-cell table:style-name="ce5" table:formula="of:=[.D21]/[.$A21]" office:value-type="float" office:value="438.888888888889" calcext:value-type="float">
            <text:p>438.89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8200" calcext:value-type="float">
            <text:p>8200</text:p>
          </table:table-cell>
          <table:table-cell table:style-name="ce5" table:formula="of:=[.D22]/[.$A22]" office:value-type="float" office:value="431.578947368421" calcext:value-type="float">
            <text:p>431.58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21:17:38.589502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7-02-27T21:18:39.668424562</dc:date>
    <meta:editing-duration>PT1H5M2S</meta:editing-duration>
    <meta:editing-cycles>72</meta:editing-cycles>
    <meta:generator>LibreOffice/5.2.3.3$Linux_X86_64 LibreOffice_project/20m0$Build-3</meta:generator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2 'emerge rates'.E3:'emerge rates'.E22" chart:data-source-has-labels="both" svg:x="0.303cm" svg:y="0.154cm" svg:width="14.586cm" svg:height="7.412cm">
          <chartooo:coordinate-region svg:x="1.586cm" svg:y="0.354cm" svg:width="13.116cm" svg:height="6.565cm"/>
          <chart:axis chart:dimension="x" chart:name="primary-x" chart:style-name="ch3" chartooo:axis-type="auto">
            <chart:categories table:cell-range-address="'emerge rates'.A4:'emerge rates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2" chart:label-cell-address="'emerge rates'.E3:'emerge rates'.E3" chart:class="chart:scatter">
            <chart:domain table:cell-range-address="'emerge rates'.A4:'emerge rates'.A22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2</svg:desc>
                </draw:g>
              </table:table-cell>
              <table:table-cell office:value-type="float" office:value="1">
                <text:p>1</text:p>
                <draw:g>
                  <svg:desc>'emerge rates'.A4:'emerge rates'.A22</svg:desc>
                </draw:g>
              </table:table-cell>
              <table:table-cell office:value-type="float" office:value="0">
                <text:p>0</text:p>
                <draw:g>
                  <svg:desc>'emerge rates'.E4:'emerge rates'.E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85.714285714286">
                <text:p>485.7142857142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90.909090909091">
                <text:p>490.9090909090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3.333333333333">
                <text:p>483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76.923076923077">
                <text:p>476.92307692307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71.428571428571">
                <text:p>471.4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56.25">
                <text:p>456.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47.058823529412">
                <text:p>447.0588235294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38.888888888889">
                <text:p>438.8888888888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31.578947368421">
                <text:p>431.5789473684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